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4743in" fo:margin-left="-0.0785in" fo:margin-top="0in" fo:margin-bottom="0in" style:page-number="auto" table:align="left" style:writing-mode="lr-tb"/>
    </style:style>
    <style:style style:name="Table1.A" style:family="table-column">
      <style:table-column-properties style:column-width="1.3167in"/>
    </style:style>
    <style:style style:name="Table1.B" style:family="table-column">
      <style:table-column-properties style:column-width="1.4361in"/>
    </style:style>
    <style:style style:name="Table1.C" style:family="table-column">
      <style:table-column-properties style:column-width="0.4924in"/>
    </style:style>
    <style:style style:name="Table1.D" style:family="table-column">
      <style:table-column-properties style:column-width="0.7875in"/>
    </style:style>
    <style:style style:name="Table1.E" style:family="table-column">
      <style:table-column-properties style:column-width="0.7514in"/>
    </style:style>
    <style:style style:name="Table1.F" style:family="table-column">
      <style:table-column-properties style:column-width="0.8896in"/>
    </style:style>
    <style:style style:name="Table1.G" style:family="table-column">
      <style:table-column-properties style:column-width="0.9111in"/>
    </style:style>
    <style:style style:name="Table1.H" style:family="table-column">
      <style:table-column-properties style:column-width="0.888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7.4736in" fo:margin-left="-0.0785in" fo:margin-top="0in" fo:margin-bottom="0in" table:align="left" style:writing-mode="lr-tb"/>
    </style:style>
    <style:style style:name="Table2.A" style:family="table-column">
      <style:table-column-properties style:column-width="1.2764in"/>
    </style:style>
    <style:style style:name="Table2.B" style:family="table-column">
      <style:table-column-properties style:column-width="1.9681in"/>
    </style:style>
    <style:style style:name="Table2.C" style:family="table-column">
      <style:table-column-properties style:column-width="4.2285in"/>
    </style:style>
    <style:style style:name="Table2.1" style:family="table-row">
      <style:table-row-properties style:min-row-height="0.2743in"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2" style:family="table-row">
      <style:table-row-properties style:min-row-height="0.484in" fo:keep-together="auto"/>
    </style:style>
    <style:style style:name="Table2.3" style:family="table-row">
      <style:table-row-properties style:min-row-height="0.4201in" fo:keep-together="auto"/>
    </style:style>
    <style:style style:name="Table2.4" style:family="table-row">
      <style:table-row-properties style:min-row-height="4.7618in" fo:keep-together="auto"/>
    </style:style>
    <style:style style:name="Table2.A4" style:family="table-cell">
      <style:table-cell-properties fo:padding-left="0.0785in" fo:padding-right="0.075in" fo:padding-top="0in" fo:padding-bottom="0in" fo:border="0.5pt solid #00000a"/>
    </style:style>
    <style:style style:name="Table2.C4" style:family="table-cell">
      <style:table-cell-properties fo:padding-left="0.0785in" fo:padding-right="0.075in" fo:padding-top="0in" fo:padding-bottom="0in" fo:border="0.5pt solid #00000a"/>
    </style:style>
    <style:style style:name="Table2.5" style:family="table-row">
      <style:table-row-properties fo:keep-together="auto"/>
    </style:style>
    <style:style style:name="Table2.A5" style:family="table-cell">
      <style:table-cell-properties fo:padding-left="0.0785in" fo:padding-right="0.075in" fo:padding-top="0in" fo:padding-bottom="0in" fo:border="0.5pt solid #00000a"/>
    </style:style>
    <style:style style:name="Table2.C5" style:family="table-cell">
      <style:table-cell-properties fo:padding-left="0.0785in" fo:padding-right="0.075in" fo:padding-top="0in" fo:padding-bottom="0in" fo:border="0.5pt solid #00000a"/>
    </style:style>
    <style:style style:name="Table2.6" style:family="table-row">
      <style:table-row-properties style:min-row-height="0.4785in" fo:keep-together="auto"/>
    </style:style>
    <style:style style:name="Table2.8" style:family="table-row">
      <style:table-row-properties style:min-row-height="0.6681in" fo:keep-together="auto"/>
    </style:style>
    <style:style style:name="P1" style:family="paragraph" style:parent-style-name="Standard">
      <style:text-properties style:font-name="Times New Roman" fo:font-size="10pt" style:font-size-asian="8.75pt" style:font-name-complex="Times New Roman1" style:font-size-complex="10pt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text-underline-style="solid" style:text-underline-width="auto" style:text-underline-color="font-color" style:font-name-complex="Times New Roman1"/>
    </style:style>
    <style:style style:name="P5" style:family="paragraph" style:parent-style-name="Header">
      <style:paragraph-properties fo:text-align="center" style:justify-single-word="false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style:text-underline-style="solid" style:text-underline-width="auto" style:text-underline-color="font-color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"><text:span text:style-name="T1">Konusu</text:span></text:p>
          </table:table-cell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Tarih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<text:span text:style-name="T1">Saat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<text:span text:style-name="T1">Süresi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<text:span text:style-name="T1">Sayısı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Yeri</text:span></text:p>
          </table:table-cell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Katılımcılar</text:span></text:p>
          </table:table-cell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Katılamayanlar</text:span></text:p>
          </table:table-cell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1">Hazırlayan</text:span></text:p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table:number-columns-spanned="2" office:value-type="string">
            <text:p text:style-name="P2"><text:span text:style-name="T1">Onaylayan</text:span></text:p>
          </table:table-cell>
          <table:covered-table-cell/>
          <table:table-cell table:style-name="Table1.A1" table:number-columns-spanned="2" office:value-type="string">
            <text:p text:style-name="P3"/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"><text:span text:style-name="T2">Açılış</text:span></text:p>
          </table:table-cell>
          <table:covered-table-cell/>
          <table:covered-table-cell/>
        </table:table-row>
        <table:table-row table:style-name="Table2.2">
          <table:table-cell table:style-name="Table2.A1" table:number-columns-spanned="3" office:value-type="string">
            <text:p text:style-name="P2"><text:span text:style-name="T2">Yoklama : Yapılan yoklamada çoğunluğun bulunduğu tespit edilmiştir/edilmemiştir. Gündem maddelerini görüşmek üzere toplantıya başlanmıştır/başlanmamıştır.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2" office:value-type="string">
            <text:p text:style-name="P2"><text:span text:style-name="T1">Gündem Maddelerinin Özeti</text:span></text:p>
          </table:table-cell>
          <table:covered-table-cell/>
          <table:table-cell table:style-name="Table2.A1" office:value-type="string">
            <text:p text:style-name="P2"><text:span text:style-name="T1">Karar / Sorumlu / Tarih</text:span></text:p>
          </table:table-cell>
        </table:table-row>
        <table:table-row table:style-name="Table2.4">
          <table:table-cell table:style-name="Table2.A4" table:number-columns-spanned="2" office:value-type="string">
            <text:p text:style-name="P3"/>
            <text:p text:style-name="P2"><text:span text:style-name="T2">1.</text:span></text:p>
            <text:p text:style-name="P3"/>
            <text:p text:style-name="P2"><text:span text:style-name="T2">2.</text:span></text:p>
            <text:p text:style-name="P3"/>
            <text:p text:style-name="P2"><text:span text:style-name="T2">3.</text:span></text:p>
            <text:p text:style-name="P3"/>
            <text:p text:style-name="P2"><text:span text:style-name="T2">4.</text:span></text:p>
          </table:table-cell>
          <table:covered-table-cell/>
          <table:table-cell table:style-name="Table2.C4" office:value-type="string">
            <text:p text:style-name="P3"/>
            <text:p text:style-name="P2"><text:bookmark text:name="_GoBack"/><text:span text:style-name="T2">1.</text:span></text:p>
            <text:p text:style-name="P3"/>
            <text:p text:style-name="P2"><text:span text:style-name="T2">2.</text:span></text:p>
            <text:p text:style-name="P3"/>
            <text:p text:style-name="P2"><text:span text:style-name="T2">3.</text:span></text:p>
            <text:p text:style-name="P3"/>
            <text:p text:style-name="P2"><text:span text:style-name="T2">4.</text:span></text:p>
          </table:table-cell>
        </table:table-row>
        <table:table-row table:style-name="Table2.5">
          <table:table-cell table:style-name="Table2.A5" table:number-columns-spanned="2" office:value-type="string">
            <text:p text:style-name="P2"><text:span text:style-name="T3">Ek Gündem : 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  <table:table-cell table:style-name="Table2.C5" office:value-type="string">
            <text:p text:style-name="P4"/>
          </table:table-cell>
        </table:table-row>
        <table:table-row table:style-name="Table2.6">
          <table:table-cell table:style-name="Table2.A1" office:value-type="string">
            <text:p text:style-name="P2"><text:span text:style-name="T1">Gelecek Toplantı Zamanı ve Yeri</text:span></text:p>
          </table:table-cell>
          <table:table-cell table:style-name="Table2.A1" table:number-columns-spanned="2" office:value-type="string">
            <text:p text:style-name="P2"><text:span text:style-name="T2">Gelecek toplantının <text:s/>…./…../……. tarihinde saat: …. : ….'da , </text:span></text:p>
            <text:p text:style-name="P2"><text:span text:style-name="T2">Bilgisayar Mühendisliği Bölümü ….. numaralı sınıfta <text:s/>yapılmasına karar verilmiştir.</text:span></text:p>
          </table:table-cell>
          <table:covered-table-cell/>
        </table:table-row>
        <table:table-row table:style-name="Table2.6">
          <table:table-cell table:style-name="Table2.A1" office:value-type="string">
            <text:p text:style-name="P2"><text:span text:style-name="T1">Dilek ve </text:span></text:p>
            <text:p text:style-name="P2"><text:span text:style-name="T1">Temenniler</text:span></text:p>
          </table:table-cell>
          <table:table-cell table:style-name="Table2.A1" table:number-columns-spanned="2" office:value-type="string">
            <text:p text:style-name="P3"/>
          </table:table-cell>
          <table:covered-table-cell/>
        </table:table-row>
        <table:table-row table:style-name="Table2.8">
          <table:table-cell table:style-name="Table2.A1" office:value-type="string">
            <text:p text:style-name="P2"><text:span text:style-name="T1">Kapanış</text:span></text:p>
          </table:table-cell>
          <table:table-cell table:style-name="Table2.A1" table:number-columns-spanned="2" office:value-type="string">
            <text:p text:style-name="P2"><text:span text:style-name="T2">Bu tutanağın bir örneğinin toplantıya katılan ve katılmayan üyelere gönderilmesine ve toplantıda görüşülecek başka bir konu bulunmadığından dolayı oturumun kapatılmasına, karar verilmiştir.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tr" fo:country="T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tr" fo:country="T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Üst_20_Bilgi_20_Char" style:display-name="Üst Bilgi Char" style:family="text" style:parent-style-name="Default_20_Paragraph_20_Font"/>
    <style:style style:name="Alt_20_Bilgi_20_Char" style:display-name="Alt Bilgi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3937in" fo:margin-left="0.3937in" fo:margin-right="0.3937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................................................................................................................................................ </text:p>
        <text:p text:style-name="MP1">TOPLANTI TUTANAĞ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cmettin ÇARKACI</meta:initial-creator>
    <meta:editing-cycles>12</meta:editing-cycles>
    <meta:creation-date>2016-04-15T11:49:00</meta:creation-date>
    <dc:date>2016-11-28T16:45:06.826077340</dc:date>
    <meta:editing-duration>PT37M21S</meta:editing-duration>
    <meta:generator>LibreOffice/5.1.4.2$Linux_X86_64 LibreOffice_project/10m0$Build-2</meta:generator>
    <meta:document-statistic meta:table-count="2" meta:image-count="0" meta:object-count="0" meta:page-count="1" meta:paragraph-count="32" meta:word-count="96" meta:character-count="864" meta:non-whitespace-character-count="7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